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style-name="ce37" office:value-type="float" office:value="483" calcext:value-type="float">
            <text:p><text:s text:c="3"/>48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693" calcext:value-type="float">
            <text:p><text:s text:c="3"/>69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682" calcext:value-type="float">
            <text:p><text:s text:c="3"/>68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873" calcext:value-type="float">
            <text:p><text:s text:c="3"/>873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865" calcext:value-type="float">
            <text:p><text:s text:c="3"/>865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style-name="ce38" office:value-type="float" office:value="10026" calcext:value-type="float">
            <text:p><text:s text:c="3"/>10,026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9702" calcext:value-type="float">
            <text:p><text:s text:c="3"/>9,702</text:p>
          </table:table-cell>
          <table:table-cell table:style-name="ce38" office:value-type="float" office:value="633" calcext:value-type="float">
            <text:p><text:s text:c="3"/>633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6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656" calcext:value-type="float">
            <text:p><text:s text:c="3"/>130,656</text:p>
          </table:table-cell>
          <table:table-cell table:style-name="ce35" office:value-type="float" office:value="119617" calcext:value-type="float">
            <text:p><text:s text:c="3"/>119,617</text:p>
          </table:table-cell>
          <table:table-cell table:style-name="ce35" office:value-type="float" office:value="4220" calcext:value-type="float">
            <text:p><text:s text:c="3"/>4,220</text:p>
          </table:table-cell>
          <table:table-cell table:style-name="ce35" office:value-type="float" office:value="3536" calcext:value-type="float">
            <text:p><text:s text:c="3"/>3,536</text:p>
          </table:table-cell>
          <table:table-cell table:style-name="ce35" office:value-type="float" office:value="684" calcext:value-type="float">
            <text:p><text:s text:c="3"/>684</text:p>
          </table:table-cell>
          <table:table-cell table:style-name="ce35" office:value-type="float" office:value="6819" calcext:value-type="float">
            <text:p><text:s text:c="3"/>6,819</text:p>
          </table:table-cell>
          <table:table-cell table:style-name="ce35" office:value-type="float" office:value="4859" calcext:value-type="float">
            <text:p><text:s text:c="3"/>4,859</text:p>
          </table:table-cell>
          <table:table-cell table:style-name="ce35" office:value-type="float" office:value="1960" calcext:value-type="float">
            <text:p><text:s text:c="3"/>1,960</text:p>
          </table:table-cell>
          <table:table-cell table:style-name="ce35" office:value-type="float" office:value="127442" calcext:value-type="float">
            <text:p><text:s text:c="3"/>127,442</text:p>
          </table:table-cell>
          <table:table-cell table:style-name="ce35" office:value-type="float" office:value="116657" calcext:value-type="float">
            <text:p><text:s text:c="3"/>116,657</text:p>
          </table:table-cell>
          <table:table-cell table:style-name="ce35" office:value-type="float" office:value="4156" calcext:value-type="float">
            <text:p><text:s text:c="3"/>4,156</text:p>
          </table:table-cell>
          <table:table-cell table:style-name="ce35" office:value-type="float" office:value="3531" calcext:value-type="float">
            <text:p><text:s text:c="3"/>3,531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6629" calcext:value-type="float">
            <text:p><text:s text:c="3"/>6,629</text:p>
          </table:table-cell>
          <table:table-cell table:style-name="ce35" office:value-type="float" office:value="4731" calcext:value-type="float">
            <text:p><text:s text:c="3"/>4,731</text:p>
          </table:table-cell>
          <table:table-cell table:style-name="ce35" office:value-type="float" office:value="1898" calcext:value-type="float">
            <text:p><text:s text:c="3"/>1,898</text:p>
          </table:table-cell>
          <table:table-cell table:style-name="ce35" office:value-type="float" office:value="3214" calcext:value-type="float">
            <text:p><text:s text:c="3"/>3,214</text:p>
          </table:table-cell>
          <table:table-cell table:style-name="ce35" office:value-type="float" office:value="2960" calcext:value-type="float">
            <text:p><text:s text:c="3"/>2,960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128" calcext:value-type="float">
            <text:p><text:s text:c="3"/>128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725" calcext:value-type="float">
            <text:p><text:s text:c="3"/>64,725</text:p>
          </table:table-cell>
          <table:table-cell table:style-name="ce36" office:value-type="float" office:value="61367" calcext:value-type="float">
            <text:p><text:s text:c="3"/>61,367</text:p>
          </table:table-cell>
          <table:table-cell table:style-name="ce36" office:value-type="float" office:value="1045" calcext:value-type="float">
            <text:p><text:s text:c="3"/>1,045</text:p>
          </table:table-cell>
          <table:table-cell table:style-name="ce36" office:value-type="float" office:value="765" calcext:value-type="float">
            <text:p><text:s text:c="3"/>76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2313" calcext:value-type="float">
            <text:p><text:s text:c="3"/>2,313</text:p>
          </table:table-cell>
          <table:table-cell table:style-name="ce36" office:value-type="float" office:value="815" calcext:value-type="float">
            <text:p><text:s text:c="3"/>815</text:p>
          </table:table-cell>
          <table:table-cell table:style-name="ce36" office:value-type="float" office:value="1498" calcext:value-type="float">
            <text:p><text:s text:c="3"/>1,498</text:p>
          </table:table-cell>
          <table:table-cell table:style-name="ce36" office:value-type="float" office:value="63721" calcext:value-type="float">
            <text:p><text:s text:c="3"/>63,721</text:p>
          </table:table-cell>
          <table:table-cell table:style-name="ce36" office:value-type="float" office:value="60462" calcext:value-type="float">
            <text:p><text:s text:c="3"/>60,462</text:p>
          </table:table-cell>
          <table:table-cell table:style-name="ce36" office:value-type="float" office:value="1020" calcext:value-type="float">
            <text:p><text:s text:c="3"/>1,020</text:p>
          </table:table-cell>
          <table:table-cell table:style-name="ce36" office:value-type="float" office:value="765" calcext:value-type="float">
            <text:p><text:s text:c="3"/>765</text:p>
          </table:table-cell>
          <table:table-cell table:style-name="ce36" office:value-type="float" office:value="255" calcext:value-type="float">
            <text:p><text:s text:c="3"/>255</text:p>
          </table:table-cell>
          <table:table-cell table:style-name="ce36" office:value-type="float" office:value="2239" calcext:value-type="float">
            <text:p><text:s text:c="3"/>2,239</text:p>
          </table:table-cell>
          <table:table-cell table:style-name="ce36" office:value-type="float" office:value="777" calcext:value-type="float">
            <text:p><text:s text:c="3"/>777</text:p>
          </table:table-cell>
          <table:table-cell table:style-name="ce36" office:value-type="float" office:value="1462" calcext:value-type="float">
            <text:p><text:s text:c="3"/>1,462</text:p>
          </table:table-cell>
          <table:table-cell table:style-name="ce36" office:value-type="float" office:value="1004" calcext:value-type="float">
            <text:p><text:s text:c="3"/>1,004</text:p>
          </table:table-cell>
          <table:table-cell table:style-name="ce36" office:value-type="float" office:value="905" calcext:value-type="float">
            <text:p><text:s text:c="3"/>905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931" calcext:value-type="float">
            <text:p><text:s text:c="3"/>65,931</text:p>
          </table:table-cell>
          <table:table-cell table:style-name="ce36" office:value-type="float" office:value="58250" calcext:value-type="float">
            <text:p><text:s text:c="3"/>58,250</text:p>
          </table:table-cell>
          <table:table-cell table:style-name="ce36" office:value-type="float" office:value="3175" calcext:value-type="float">
            <text:p><text:s text:c="3"/>3,175</text:p>
          </table:table-cell>
          <table:table-cell table:style-name="ce36" office:value-type="float" office:value="2771" calcext:value-type="float">
            <text:p><text:s text:c="3"/>2,771</text:p>
          </table:table-cell>
          <table:table-cell table:style-name="ce36" office:value-type="float" office:value="404" calcext:value-type="float">
            <text:p><text:s text:c="3"/>404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36" office:value-type="float" office:value="4044" calcext:value-type="float">
            <text:p><text:s text:c="3"/>4,044</text:p>
          </table:table-cell>
          <table:table-cell table:style-name="ce36" office:value-type="float" office:value="462" calcext:value-type="float">
            <text:p><text:s text:c="3"/>462</text:p>
          </table:table-cell>
          <table:table-cell table:style-name="ce36" office:value-type="float" office:value="63721" calcext:value-type="float">
            <text:p><text:s text:c="3"/>63,721</text:p>
          </table:table-cell>
          <table:table-cell table:style-name="ce36" office:value-type="float" office:value="56195" calcext:value-type="float">
            <text:p><text:s text:c="3"/>56,195</text:p>
          </table:table-cell>
          <table:table-cell table:style-name="ce36" office:value-type="float" office:value="3136" calcext:value-type="float">
            <text:p><text:s text:c="3"/>3,136</text:p>
          </table:table-cell>
          <table:table-cell table:style-name="ce36" office:value-type="float" office:value="2766" calcext:value-type="float">
            <text:p><text:s text:c="3"/>2,766</text:p>
          </table:table-cell>
          <table:table-cell table:style-name="ce36" office:value-type="float" office:value="370" calcext:value-type="float">
            <text:p><text:s text:c="3"/>370</text:p>
          </table:table-cell>
          <table:table-cell table:style-name="ce36" office:value-type="float" office:value="4390" calcext:value-type="float">
            <text:p><text:s text:c="3"/>4,390</text:p>
          </table:table-cell>
          <table:table-cell table:style-name="ce36" office:value-type="float" office:value="3954" calcext:value-type="float">
            <text:p><text:s text:c="3"/>3,954</text:p>
          </table:table-cell>
          <table:table-cell table:style-name="ce36" office:value-type="float" office:value="436" calcext:value-type="float">
            <text:p><text:s text:c="3"/>436</text:p>
          </table:table-cell>
          <table:table-cell table:style-name="ce36" office:value-type="float" office:value="2210" calcext:value-type="float">
            <text:p><text:s text:c="3"/>2,210</text:p>
          </table:table-cell>
          <table:table-cell table:style-name="ce36" office:value-type="float" office:value="2055" calcext:value-type="float">
            <text:p><text:s text:c="3"/>2,05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4.92055356227576" calcext:value-type="float">
            <text:p>–4.92</text:p>
          </table:table-cell>
          <table:table-cell table:style-name="ce39" office:value-type="float" office:value="-4.63519800295019" calcext:value-type="float">
            <text:p>–4.64</text:p>
          </table:table-cell>
          <table:table-cell table:style-name="ce39" office:value-type="float" office:value="-29.6894409937888" calcext:value-type="float">
            <text:p>–29.69</text:p>
          </table:table-cell>
          <table:table-cell table:style-name="ce39" office:value-type="float" office:value="-28.7901990811639" calcext:value-type="float">
            <text:p>–28.79</text:p>
          </table:table-cell>
          <table:table-cell table:style-name="ce39" office:value-type="float" office:value="-33.5526315789474" calcext:value-type="float">
            <text:p>–33.55</text:p>
          </table:table-cell>
          <table:table-cell table:style-name="ce39" office:value-type="float" office:value="8.89712696941613" calcext:value-type="float">
            <text:p>8.90</text:p>
          </table:table-cell>
          <table:table-cell table:style-name="ce39" office:value-type="float" office:value="25.7342657342657" calcext:value-type="float">
            <text:p>25.73</text:p>
          </table:table-cell>
          <table:table-cell table:style-name="ce39" office:value-type="float" office:value="-24.1758241758242" calcext:value-type="float">
            <text:p>–24.18</text:p>
          </table:table-cell>
          <table:table-cell table:style-name="ce39" office:value-type="float" office:value="-4.79300537237965" calcext:value-type="float">
            <text:p>–4.79</text:p>
          </table:table-cell>
          <table:table-cell table:style-name="ce39" office:value-type="float" office:value="-4.44237159680522" calcext:value-type="float">
            <text:p>–4.44</text:p>
          </table:table-cell>
          <table:table-cell table:style-name="ce39" office:value-type="float" office:value="-28.8633461047254" calcext:value-type="float">
            <text:p>–28.86</text:p>
          </table:table-cell>
          <table:table-cell table:style-name="ce39" office:value-type="float" office:value="-28.9433384379786" calcext:value-type="float">
            <text:p>–28.94</text:p>
          </table:table-cell>
          <table:table-cell table:style-name="ce39" office:value-type="float" office:value="-28.4615384615385" calcext:value-type="float">
            <text:p>–28.46</text:p>
          </table:table-cell>
          <table:table-cell table:style-name="ce39" office:value-type="float" office:value="7.42857142857143" calcext:value-type="float">
            <text:p>7.43</text:p>
          </table:table-cell>
          <table:table-cell table:style-name="ce39" office:value-type="float" office:value="22.0483641536273" calcext:value-type="float">
            <text:p>22.05</text:p>
          </table:table-cell>
          <table:table-cell table:style-name="ce39" office:value-type="float" office:value="-22.1902017291066" calcext:value-type="float">
            <text:p>–22.19</text:p>
          </table:table-cell>
          <table:table-cell table:style-name="ce39" office:value-type="float" office:value="-9.54198473282443" calcext:value-type="float">
            <text:p>–9.54</text:p>
          </table:table-cell>
          <table:table-cell table:style-name="ce39" office:value-type="float" office:value="-11.6279069767442" calcext:value-type="float">
            <text:p>–11.63</text:p>
          </table:table-cell>
          <table:table-cell table:style-name="ce39" office:value-type="float" office:value="-59.0909090909091" calcext:value-type="float">
            <text:p>–59.09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63.6363636363636" calcext:value-type="float">
            <text:p>–63.64</text:p>
          </table:table-cell>
          <table:table-cell table:style-name="ce39" office:value-type="float" office:value="62.0689655172414" calcext:value-type="float">
            <text:p>62.07</text:p>
          </table:table-cell>
          <table:table-cell table:style-name="ce39" office:value-type="float" office:value="241.666666666667" calcext:value-type="float">
            <text:p>241.67</text:p>
          </table:table-cell>
          <table:table-cell table:style-name="ce39" office:value-type="float" office:value="-64.7058823529412" calcext:value-type="float">
            <text:p>–64.71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4.97157622739018" calcext:value-type="float">
            <text:p>–4.97</text:p>
          </table:table-cell>
          <table:table-cell table:style-name="ce40" office:value-type="float" office:value="-4.04496858811859" calcext:value-type="float">
            <text:p>–4.04</text:p>
          </table:table-cell>
          <table:table-cell table:style-name="ce40" office:value-type="float" office:value="-27.3224043715847" calcext:value-type="float">
            <text:p>–27.32</text:p>
          </table:table-cell>
          <table:table-cell table:style-name="ce40" office:value-type="float" office:value="-20" calcext:value-type="float">
            <text:p>–20.00</text:p>
          </table:table-cell>
          <table:table-cell table:style-name="ce40" office:value-type="float" office:value="-41.2698412698413" calcext:value-type="float">
            <text:p>–41.27</text:p>
          </table:table-cell>
          <table:table-cell table:style-name="ce40" office:value-type="float" office:value="-15.2744630071599" calcext:value-type="float">
            <text:p>–15.27</text:p>
          </table:table-cell>
          <table:table-cell table:style-name="ce40" office:value-type="float" office:value="16.030534351145" calcext:value-type="float">
            <text:p>16.03</text:p>
          </table:table-cell>
          <table:table-cell table:style-name="ce40" office:value-type="float" office:value="-29.5138888888889" calcext:value-type="float">
            <text:p>–29.51</text:p>
          </table:table-cell>
          <table:table-cell table:style-name="ce40" office:value-type="float" office:value="-4.79300537237965" calcext:value-type="float">
            <text:p>–4.79</text:p>
          </table:table-cell>
          <table:table-cell table:style-name="ce40" office:value-type="float" office:value="-3.93630144667489" calcext:value-type="float">
            <text:p>–3.94</text:p>
          </table:table-cell>
          <table:table-cell table:style-name="ce40" office:value-type="float" office:value="-25.9887005649718" calcext:value-type="float">
            <text:p>–25.99</text:p>
          </table:table-cell>
          <table:table-cell table:style-name="ce40" office:value-type="float" office:value="-20" calcext:value-type="float">
            <text:p>–20.00</text:p>
          </table:table-cell>
          <table:table-cell table:style-name="ce40" office:value-type="float" office:value="-38.5964912280702" calcext:value-type="float">
            <text:p>–38.60</text:p>
          </table:table-cell>
          <table:table-cell table:style-name="ce40" office:value-type="float" office:value="-14.5363408521303" calcext:value-type="float">
            <text:p>–14.54</text:p>
          </table:table-cell>
          <table:table-cell table:style-name="ce40" office:value-type="float" office:value="12.0967741935484" calcext:value-type="float">
            <text:p>12.10</text:p>
          </table:table-cell>
          <table:table-cell table:style-name="ce40" office:value-type="float" office:value="-26.5454545454545" calcext:value-type="float">
            <text:p>–26.55</text:p>
          </table:table-cell>
          <table:table-cell table:style-name="ce40" office:value-type="float" office:value="-14.2857142857143" calcext:value-type="float">
            <text:p>–14.29</text:p>
          </table:table-cell>
          <table:table-cell table:style-name="ce40" office:value-type="float" office:value="-10.2564102564103" calcext:value-type="float">
            <text:p>–10.26</text:p>
          </table:table-cell>
          <table:table-cell table:style-name="ce40" office:value-type="float" office:value="-66.6666666666667" calcext:value-type="float">
            <text:p>–66.67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66.6666666666667" calcext:value-type="float">
            <text:p>–66.67</text:p>
          </table:table-cell>
          <table:table-cell table:style-name="ce40" office:value-type="float" office:value="-30" calcext:value-type="float">
            <text:p>–30.00</text:p>
          </table:table-cell>
          <table:table-cell table:style-name="ce40" office:value-type="float" office:value="85.7142857142857" calcext:value-type="float">
            <text:p>85.71</text:p>
          </table:table-cell>
          <table:table-cell table:style-name="ce73" office:value-type="float" office:value="-92.3076923076923" calcext:value-type="float">
            <text:p>–92.31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4.87036095577021" calcext:value-type="float">
            <text:p>–4.87</text:p>
          </table:table-cell>
          <table:table-cell table:style-name="ce41" office:value-type="float" office:value="-5.26131182041389" calcext:value-type="float">
            <text:p>–5.26</text:p>
          </table:table-cell>
          <table:table-cell table:style-name="ce41" office:value-type="float" office:value="-30.3858520900322" calcext:value-type="float">
            <text:p>–30.39</text:p>
          </table:table-cell>
          <table:table-cell table:style-name="ce41" office:value-type="float" office:value="-30.7692307692308" calcext:value-type="float">
            <text:p>–30.77</text:p>
          </table:table-cell>
          <table:table-cell table:style-name="ce41" office:value-type="float" office:value="-28.0898876404494" calcext:value-type="float">
            <text:p>–28.09</text:p>
          </table:table-cell>
          <table:table-cell table:style-name="ce41" office:value-type="float" office:value="24.2424242424242" calcext:value-type="float">
            <text:p>24.24</text:p>
          </table:table-cell>
          <table:table-cell table:style-name="ce41" office:value-type="float" office:value="27.9109589041096" calcext:value-type="float">
            <text:p>27.91</text:p>
          </table:table-cell>
          <table:table-cell table:style-name="ce41" office:value-type="float" office:value="-3.94736842105263" calcext:value-type="float">
            <text:p>–3.95</text:p>
          </table:table-cell>
          <table:table-cell table:style-name="ce41" office:value-type="float" office:value="-4.79300537237965" calcext:value-type="float">
            <text:p>–4.79</text:p>
          </table:table-cell>
          <table:table-cell table:style-name="ce41" office:value-type="float" office:value="-4.99028654686741" calcext:value-type="float">
            <text:p>–4.99</text:p>
          </table:table-cell>
          <table:table-cell table:style-name="ce41" office:value-type="float" office:value="-29.7029702970297" calcext:value-type="float">
            <text:p>–29.70</text:p>
          </table:table-cell>
          <table:table-cell table:style-name="ce41" office:value-type="float" office:value="-30.9568480300188" calcext:value-type="float">
            <text:p>–30.96</text:p>
          </table:table-cell>
          <table:table-cell table:style-name="ce41" office:value-type="float" office:value="-20.5479452054794" calcext:value-type="float">
            <text:p>–20.55</text:p>
          </table:table-cell>
          <table:table-cell table:style-name="ce41" office:value-type="float" office:value="20.8909370199693" calcext:value-type="float">
            <text:p>20.89</text:p>
          </table:table-cell>
          <table:table-cell table:style-name="ce41" office:value-type="float" office:value="24.1796200345423" calcext:value-type="float">
            <text:p>24.18</text:p>
          </table:table-cell>
          <table:table-cell table:style-name="ce41" office:value-type="float" office:value="-5.55555555555556" calcext:value-type="float">
            <text:p>–5.56</text:p>
          </table:table-cell>
          <table:table-cell table:style-name="ce41" office:value-type="float" office:value="-7.01754385964912" calcext:value-type="float">
            <text:p>–7.02</text:p>
          </table:table-cell>
          <table:table-cell table:style-name="ce41" office:value-type="float" office:value="-12.3028391167192" calcext:value-type="float">
            <text:p>–12.30</text:p>
          </table:table-cell>
          <table:table-cell table:style-name="ce41" office:value-type="float" office:value="-56.25" calcext:value-type="float">
            <text:p>–56.25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62.5" calcext:value-type="float">
            <text:p>–62.50</text:p>
          </table:table-cell>
          <table:table-cell table:style-name="ce41" office:value-type="float" office:value="266.666666666667" calcext:value-type="float">
            <text:p>266.67</text:p>
          </table:table-cell>
          <table:table-cell table:style-name="ce41" office:value-type="float" office:value="460" calcext:value-type="float">
            <text:p>460.00</text:p>
          </table:table-cell>
          <table:table-cell table:style-name="ce41" office:value-type="float" office:value="25" calcext:value-type="float">
            <text:p>25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35.8220315527263" calcext:value-type="float">
            <text:p>–35.82</text:p>
          </table:table-cell>
          <table:table-cell table:style-name="ce42" office:value-type="float" office:value="-37.5988417418421" calcext:value-type="float">
            <text:p>–37.60</text:p>
          </table:table-cell>
          <table:table-cell table:style-name="ce42" office:value-type="float" office:value="-22.6775956284153" calcext:value-type="float">
            <text:p>–22.68</text:p>
          </table:table-cell>
          <table:table-cell table:style-name="ce42" office:value-type="float" office:value="-18.9895470383275" calcext:value-type="float">
            <text:p>–18.99</text:p>
          </table:table-cell>
          <table:table-cell table:style-name="ce42" office:value-type="float" office:value="-36.0759493670886" calcext:value-type="float">
            <text:p>–36.08</text:p>
          </table:table-cell>
          <table:table-cell table:style-name="ce42" office:value-type="float" office:value="-4.8582995951417" calcext:value-type="float">
            <text:p>–4.86</text:p>
          </table:table-cell>
          <table:table-cell table:style-name="ce42" office:value-type="float" office:value="-4.15778251599147" calcext:value-type="float">
            <text:p>–4.16</text:p>
          </table:table-cell>
          <table:table-cell table:style-name="ce42" office:value-type="float" office:value="-7.07070707070707" calcext:value-type="float">
            <text:p>–7.07</text:p>
          </table:table-cell>
          <table:table-cell table:style-name="ce42" office:value-type="float" office:value="-35.7549047483651" calcext:value-type="float">
            <text:p>–35.75</text:p>
          </table:table-cell>
          <table:table-cell table:style-name="ce42" office:value-type="float" office:value="-37.4866514111365" calcext:value-type="float">
            <text:p>–37.49</text:p>
          </table:table-cell>
          <table:table-cell table:style-name="ce42" office:value-type="float" office:value="-22.746185852982" calcext:value-type="float">
            <text:p>–22.75</text:p>
          </table:table-cell>
          <table:table-cell table:style-name="ce42" office:value-type="float" office:value="-19.1637630662021" calcext:value-type="float">
            <text:p>–19.16</text:p>
          </table:table-cell>
          <table:table-cell table:style-name="ce42" office:value-type="float" office:value="-36.734693877551" calcext:value-type="float">
            <text:p>–36.73</text:p>
          </table:table-cell>
          <table:table-cell table:style-name="ce42" office:value-type="float" office:value="-5.60669456066946" calcext:value-type="float">
            <text:p>–5.61</text:p>
          </table:table-cell>
          <table:table-cell table:style-name="ce42" office:value-type="float" office:value="-5.71428571428571" calcext:value-type="float">
            <text:p>–5.71</text:p>
          </table:table-cell>
          <table:table-cell table:style-name="ce42" office:value-type="float" office:value="-5.26315789473684" calcext:value-type="float">
            <text:p>–5.26</text:p>
          </table:table-cell>
          <table:table-cell table:style-name="ce42" office:value-type="float" office:value="-38.28125" calcext:value-type="float">
            <text:p>–38.28</text:p>
          </table:table-cell>
          <table:table-cell table:style-name="ce42" office:value-type="float" office:value="-41.7015341701534" calcext:value-type="float">
            <text:p>–41.70</text:p>
          </table:table-cell>
          <table:table-cell table:style-name="ce42" office:value-type="float" office:value="-18.1818181818182" calcext:value-type="float">
            <text:p>–18.18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27.2727272727273" calcext:value-type="float">
            <text:p>–27.27</text:p>
          </table:table-cell>
          <table:table-cell table:style-name="ce42" office:value-type="float" office:value="17.5" calcext:value-type="float">
            <text:p>17.50</text:p>
          </table:table-cell>
          <table:table-cell table:style-name="ce42" office:value-type="float" office:value="46.4285714285714" calcext:value-type="float">
            <text:p>46.43</text:p>
          </table:table-cell>
          <table:table-cell table:style-name="ce42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35.6432871342573" calcext:value-type="float">
            <text:p>–35.64</text:p>
          </table:table-cell>
          <table:table-cell table:style-name="ce43" office:value-type="float" office:value="-36.5498141534874" calcext:value-type="float">
            <text:p>–36.55</text:p>
          </table:table-cell>
          <table:table-cell table:style-name="ce43" office:value-type="float" office:value="-35.1219512195122" calcext:value-type="float">
            <text:p>–35.12</text:p>
          </table:table-cell>
          <table:table-cell table:style-name="ce43" office:value-type="float" office:value="-30.9352517985612" calcext:value-type="float">
            <text:p>–30.94</text:p>
          </table:table-cell>
          <table:table-cell table:style-name="ce43" office:value-type="float" office:value="-43.9393939393939" calcext:value-type="float">
            <text:p>–43.94</text:p>
          </table:table-cell>
          <table:table-cell table:style-name="ce43" office:value-type="float" office:value="-1.38888888888889" calcext:value-type="float">
            <text:p>–1.39</text:p>
          </table:table-cell>
          <table:table-cell table:style-name="ce43" office:value-type="float" office:value="10.9489051094891" calcext:value-type="float">
            <text:p>10.95</text:p>
          </table:table-cell>
          <table:table-cell table:style-name="ce43" office:value-type="float" office:value="-8.96860986547085" calcext:value-type="float">
            <text:p>–8.97</text:p>
          </table:table-cell>
          <table:table-cell table:style-name="ce43" office:value-type="float" office:value="-35.7549047483651" calcext:value-type="float">
            <text:p>–35.75</text:p>
          </table:table-cell>
          <table:table-cell table:style-name="ce43" office:value-type="float" office:value="-36.6420118343195" calcext:value-type="float">
            <text:p>–36.64</text:p>
          </table:table-cell>
          <table:table-cell table:style-name="ce43" office:value-type="float" office:value="-34.1708542713568" calcext:value-type="float">
            <text:p>–34.17</text:p>
          </table:table-cell>
          <table:table-cell table:style-name="ce43" office:value-type="float" office:value="-30.9352517985612" calcext:value-type="float">
            <text:p>–30.94</text:p>
          </table:table-cell>
          <table:table-cell table:style-name="ce43" office:value-type="float" office:value="-41.6666666666667" calcext:value-type="float">
            <text:p>–41.67</text:p>
          </table:table-cell>
          <table:table-cell table:style-name="ce43" office:value-type="float" office:value="-2.29226361031519" calcext:value-type="float">
            <text:p>–2.29</text:p>
          </table:table-cell>
          <table:table-cell table:style-name="ce43" office:value-type="float" office:value="5.3030303030303" calcext:value-type="float">
            <text:p>5.30</text:p>
          </table:table-cell>
          <table:table-cell table:style-name="ce43" office:value-type="float" office:value="-6.91244239631337" calcext:value-type="float">
            <text:p>–6.91</text:p>
          </table:table-cell>
          <table:table-cell table:style-name="ce43" office:value-type="float" office:value="-28.4403669724771" calcext:value-type="float">
            <text:p>–28.44</text:p>
          </table:table-cell>
          <table:table-cell table:style-name="ce43" office:value-type="float" office:value="-30.3482587064677" calcext:value-type="float">
            <text:p>–30.35</text:p>
          </table:table-cell>
          <table:table-cell table:style-name="ce43" office:value-type="float" office:value="-66.6666666666667" calcext:value-type="float">
            <text:p>–66.67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66.6666666666667" calcext:value-type="float">
            <text:p>–66.67</text:p>
          </table:table-cell>
          <table:table-cell table:style-name="ce43" office:value-type="float" office:value="27.2727272727273" calcext:value-type="float">
            <text:p>27.27</text:p>
          </table:table-cell>
          <table:table-cell table:style-name="ce43" office:value-type="float" office:value="160" calcext:value-type="float">
            <text:p>160.00</text:p>
          </table:table-cell>
          <table:table-cell table:style-name="ce74" office:value-type="float" office:value="-83.3333333333333" calcext:value-type="float">
            <text:p>–83.33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35.9967163770694" calcext:value-type="float">
            <text:p>–36.00</text:p>
          </table:table-cell>
          <table:table-cell table:style-name="ce41" office:value-type="float" office:value="-38.6879539951574" calcext:value-type="float">
            <text:p>–38.69</text:p>
          </table:table-cell>
          <table:table-cell table:style-name="ce41" office:value-type="float" office:value="-17.8368121442125" calcext:value-type="float">
            <text:p>–17.84</text:p>
          </table:table-cell>
          <table:table-cell table:style-name="ce41" office:value-type="float" office:value="-15.1724137931034" calcext:value-type="float">
            <text:p>–15.17</text:p>
          </table:table-cell>
          <table:table-cell table:style-name="ce41" office:value-type="float" office:value="-30.4347826086957" calcext:value-type="float">
            <text:p>–30.43</text:p>
          </table:table-cell>
          <table:table-cell table:style-name="ce41" office:value-type="float" office:value="-6.28571428571429" calcext:value-type="float">
            <text:p>–6.29</text:p>
          </table:table-cell>
          <table:table-cell table:style-name="ce41" office:value-type="float" office:value="-6.74157303370787" calcext:value-type="float">
            <text:p>–6.74</text:p>
          </table:table-cell>
          <table:table-cell table:style-name="ce41" office:value-type="float" office:value="-1.35135135135135" calcext:value-type="float">
            <text:p>–1.35</text:p>
          </table:table-cell>
          <table:table-cell table:style-name="ce41" office:value-type="float" office:value="-35.7549047483651" calcext:value-type="float">
            <text:p>–35.75</text:p>
          </table:table-cell>
          <table:table-cell table:style-name="ce41" office:value-type="float" office:value="-38.3858267716535" calcext:value-type="float">
            <text:p>–38.39</text:p>
          </table:table-cell>
          <table:table-cell table:style-name="ce41" office:value-type="float" office:value="-18.3908045977011" calcext:value-type="float">
            <text:p>–18.39</text:p>
          </table:table-cell>
          <table:table-cell table:style-name="ce41" office:value-type="float" office:value="-15.4022988505747" calcext:value-type="float">
            <text:p>–15.40</text:p>
          </table:table-cell>
          <table:table-cell table:style-name="ce41" office:value-type="float" office:value="-33.3333333333333" calcext:value-type="float">
            <text:p>–33.33</text:p>
          </table:table-cell>
          <table:table-cell table:style-name="ce41" office:value-type="float" office:value="-6.97399527186761" calcext:value-type="float">
            <text:p>–6.97</text:p>
          </table:table-cell>
          <table:table-cell table:style-name="ce41" office:value-type="float" office:value="-7.58354755784062" calcext:value-type="float">
            <text:p>–7.5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42.1818181818182" calcext:value-type="float">
            <text:p>–42.18</text:p>
          </table:table-cell>
          <table:table-cell table:style-name="ce41" office:value-type="float" office:value="-46.1240310077519" calcext:value-type="float">
            <text:p>–46.12</text:p>
          </table:table-cell>
          <table:table-cell table:style-name="ce41" office:value-type="float" office:value="40" calcext:value-type="float">
            <text:p>4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20" calcext:value-type="float">
            <text:p>20.00</text:p>
          </table:table-cell>
          <table:table-cell table:style-name="ce41" office:value-type="float" office:value="13.7931034482759" calcext:value-type="float">
            <text:p>13.79</text:p>
          </table:table-cell>
          <table:table-cell table:style-name="ce41" office:value-type="float" office:value="21.7391304347826" calcext:value-type="float">
            <text:p>21.74</text:p>
          </table:table-cell>
          <table:table-cell table:style-name="ce41" office:value-type="float" office:value="-16.6666666666667" calcext:value-type="float">
            <text:p>–16.67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6月份" calcext:value-type="string">
              <text:p><text:s/>中華民國113年6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8550" calcext:value-type="float">
            <text:p><text:s text:c="3"/>18,550</text:p>
          </table:table-cell>
          <table:table-cell table:style-name="ce98" office:value-type="float" office:value="16809" calcext:value-type="float">
            <text:p><text:s text:c="3"/>16,809</text:p>
          </table:table-cell>
          <table:table-cell table:style-name="ce98" office:value-type="float" office:value="566" calcext:value-type="float">
            <text:p><text:s text:c="3"/>566</text:p>
          </table:table-cell>
          <table:table-cell table:style-name="ce98" office:value-type="float" office:value="465" calcext:value-type="float">
            <text:p><text:s text:c="3"/>465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1175" calcext:value-type="float">
            <text:p><text:s text:c="3"/>1,175</text:p>
          </table:table-cell>
          <table:table-cell table:style-name="ce98" office:value-type="float" office:value="899" calcext:value-type="float">
            <text:p><text:s text:c="3"/>899</text:p>
          </table:table-cell>
          <table:table-cell table:style-name="ce98" office:value-type="float" office:value="276" calcext:value-type="float">
            <text:p><text:s text:c="3"/>276</text:p>
          </table:table-cell>
          <table:table-cell table:style-name="ce98" office:value-type="float" office:value="18076" calcext:value-type="float">
            <text:p><text:s text:c="3"/>18,076</text:p>
          </table:table-cell>
          <table:table-cell table:style-name="ce98" office:value-type="float" office:value="16391" calcext:value-type="float">
            <text:p><text:s text:c="3"/>16,391</text:p>
          </table:table-cell>
          <table:table-cell table:style-name="ce98" office:value-type="float" office:value="557" calcext:value-type="float">
            <text:p><text:s text:c="3"/>557</text:p>
          </table:table-cell>
          <table:table-cell table:style-name="ce98" office:value-type="float" office:value="464" calcext:value-type="float">
            <text:p><text:s text:c="3"/>464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1128" calcext:value-type="float">
            <text:p><text:s text:c="3"/>1,128</text:p>
          </table:table-cell>
          <table:table-cell table:style-name="ce98" office:value-type="float" office:value="858" calcext:value-type="float">
            <text:p><text:s text:c="3"/>858</text:p>
          </table:table-cell>
          <table:table-cell table:style-name="ce98" office:value-type="float" office:value="270" calcext:value-type="float">
            <text:p><text:s text:c="3"/>270</text:p>
          </table:table-cell>
          <table:table-cell table:style-name="ce98" office:value-type="float" office:value="474" calcext:value-type="float">
            <text:p><text:s text:c="3"/>474</text:p>
          </table:table-cell>
          <table:table-cell table:style-name="ce98" office:value-type="float" office:value="418" calcext:value-type="float">
            <text:p><text:s text:c="3"/>418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194" calcext:value-type="float">
            <text:p><text:s text:c="3"/>9,194</text:p>
          </table:table-cell>
          <table:table-cell table:style-name="ce99" office:value-type="float" office:value="8706" calcext:value-type="float">
            <text:p><text:s text:c="3"/>8,706</text:p>
          </table:table-cell>
          <table:table-cell table:style-name="ce99" office:value-type="float" office:value="133" calcext:value-type="float">
            <text:p><text:s text:c="3"/>133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355" calcext:value-type="float">
            <text:p><text:s text:c="3"/>355</text:p>
          </table:table-cell>
          <table:table-cell table:style-name="ce99" office:value-type="float" office:value="152" calcext:value-type="float">
            <text:p><text:s text:c="3"/>152</text:p>
          </table:table-cell>
          <table:table-cell table:style-name="ce99" office:value-type="float" office:value="203" calcext:value-type="float">
            <text:p><text:s text:c="3"/>203</text:p>
          </table:table-cell>
          <table:table-cell table:style-name="ce99" office:value-type="float" office:value="9038" calcext:value-type="float">
            <text:p><text:s text:c="3"/>9,038</text:p>
          </table:table-cell>
          <table:table-cell table:style-name="ce99" office:value-type="float" office:value="8566" calcext:value-type="float">
            <text:p><text:s text:c="3"/>8,566</text:p>
          </table:table-cell>
          <table:table-cell table:style-name="ce99" office:value-type="float" office:value="131" calcext:value-type="float">
            <text:p><text:s text:c="3"/>131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341" calcext:value-type="float">
            <text:p><text:s text:c="3"/>341</text:p>
          </table:table-cell>
          <table:table-cell table:style-name="ce99" office:value-type="float" office:value="139" calcext:value-type="float">
            <text:p><text:s text:c="3"/>139</text:p>
          </table:table-cell>
          <table:table-cell table:style-name="ce99" office:value-type="float" office:value="202" calcext:value-type="float">
            <text:p><text:s text:c="3"/>202</text:p>
          </table:table-cell>
          <table:table-cell table:style-name="ce99" office:value-type="float" office:value="156" calcext:value-type="float">
            <text:p><text:s text:c="3"/>156</text:p>
          </table:table-cell>
          <table:table-cell table:style-name="ce99" office:value-type="float" office:value="140" calcext:value-type="float">
            <text:p><text:s text:c="3"/>14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356" calcext:value-type="float">
            <text:p><text:s text:c="3"/>9,356</text:p>
          </table:table-cell>
          <table:table-cell table:style-name="ce100" office:value-type="float" office:value="8103" calcext:value-type="float">
            <text:p><text:s text:c="3"/>8,103</text:p>
          </table:table-cell>
          <table:table-cell table:style-name="ce100" office:value-type="float" office:value="433" calcext:value-type="float">
            <text:p><text:s text:c="3"/>433</text:p>
          </table:table-cell>
          <table:table-cell table:style-name="ce100" office:value-type="float" office:value="369" calcext:value-type="float">
            <text:p><text:s text:c="3"/>369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820" calcext:value-type="float">
            <text:p><text:s text:c="3"/>820</text:p>
          </table:table-cell>
          <table:table-cell table:style-name="ce100" office:value-type="float" office:value="747" calcext:value-type="float">
            <text:p><text:s text:c="3"/>747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9038" calcext:value-type="float">
            <text:p><text:s text:c="3"/>9,038</text:p>
          </table:table-cell>
          <table:table-cell table:style-name="ce100" office:value-type="float" office:value="7825" calcext:value-type="float">
            <text:p><text:s text:c="3"/>7,825</text:p>
          </table:table-cell>
          <table:table-cell table:style-name="ce100" office:value-type="float" office:value="426" calcext:value-type="float">
            <text:p><text:s text:c="3"/>426</text:p>
          </table:table-cell>
          <table:table-cell table:style-name="ce100" office:value-type="float" office:value="368" calcext:value-type="float">
            <text:p><text:s text:c="3"/>368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787" calcext:value-type="float">
            <text:p><text:s text:c="3"/>787</text:p>
          </table:table-cell>
          <table:table-cell table:style-name="ce100" office:value-type="float" office:value="719" calcext:value-type="float">
            <text:p><text:s text:c="3"/>719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318" calcext:value-type="float">
            <text:p><text:s text:c="3"/>318</text:p>
          </table:table-cell>
          <table:table-cell table:style-name="ce100" office:value-type="float" office:value="278" calcext:value-type="float">
            <text:p><text:s text:c="3"/>27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13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266" calcext:value-type="float">
            <text:p><text:s text:c="3"/>3,266</text:p>
          </table:table-cell>
          <table:table-cell table:style-name="ce98" office:value-type="float" office:value="2962" calcext:value-type="float">
            <text:p><text:s text:c="3"/>2,962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97" calcext:value-type="float">
            <text:p><text:s text:c="3"/>197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3164" calcext:value-type="float">
            <text:p><text:s text:c="3"/>3,164</text:p>
          </table:table-cell>
          <table:table-cell table:style-name="ce98" office:value-type="float" office:value="2875" calcext:value-type="float">
            <text:p><text:s text:c="3"/>2,875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85" calcext:value-type="float">
            <text:p><text:s text:c="3"/>185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614" calcext:value-type="float">
            <text:p><text:s text:c="3"/>1,614</text:p>
          </table:table-cell>
          <table:table-cell table:style-name="ce99" office:value-type="float" office:value="1524" calcext:value-type="float">
            <text:p><text:s text:c="3"/>1,524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1582" calcext:value-type="float">
            <text:p><text:s text:c="3"/>1,582</text:p>
          </table:table-cell>
          <table:table-cell table:style-name="ce99" office:value-type="float" office:value="1497" calcext:value-type="float">
            <text:p><text:s text:c="3"/>1,497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652" calcext:value-type="float">
            <text:p><text:s text:c="3"/>1,652</text:p>
          </table:table-cell>
          <table:table-cell table:style-name="ce100" office:value-type="float" office:value="1438" calcext:value-type="float">
            <text:p><text:s text:c="3"/>1,438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32" calcext:value-type="float">
            <text:p><text:s text:c="3"/>132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582" calcext:value-type="float">
            <text:p><text:s text:c="3"/>1,582</text:p>
          </table:table-cell>
          <table:table-cell table:style-name="ce100" office:value-type="float" office:value="1378" calcext:value-type="float">
            <text:p><text:s text:c="3"/>1,378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914" calcext:value-type="float">
            <text:p><text:s text:c="3"/>1,914</text:p>
          </table:table-cell>
          <table:table-cell table:style-name="ce98" office:value-type="float" office:value="1698" calcext:value-type="float">
            <text:p><text:s text:c="3"/>1,698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860" calcext:value-type="float">
            <text:p><text:s text:c="3"/>1,860</text:p>
          </table:table-cell>
          <table:table-cell table:style-name="ce98" office:value-type="float" office:value="1647" calcext:value-type="float">
            <text:p><text:s text:c="3"/>1,647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954" calcext:value-type="float">
            <text:p><text:s text:c="3"/>954</text:p>
          </table:table-cell>
          <table:table-cell table:style-name="ce99" office:value-type="float" office:value="873" calcext:value-type="float">
            <text:p><text:s text:c="3"/>87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930" calcext:value-type="float">
            <text:p><text:s text:c="3"/>930</text:p>
          </table:table-cell>
          <table:table-cell table:style-name="ce99" office:value-type="float" office:value="851" calcext:value-type="float">
            <text:p><text:s text:c="3"/>85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960" calcext:value-type="float">
            <text:p><text:s text:c="3"/>960</text:p>
          </table:table-cell>
          <table:table-cell table:style-name="ce100" office:value-type="float" office:value="825" calcext:value-type="float">
            <text:p><text:s text:c="3"/>825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930" calcext:value-type="float">
            <text:p><text:s text:c="3"/>930</text:p>
          </table:table-cell>
          <table:table-cell table:style-name="ce100" office:value-type="float" office:value="796" calcext:value-type="float">
            <text:p><text:s text:c="3"/>796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982" calcext:value-type="float">
            <text:p><text:s text:c="3"/>1,982</text:p>
          </table:table-cell>
          <table:table-cell table:style-name="ce98" office:value-type="float" office:value="1774" calcext:value-type="float">
            <text:p><text:s text:c="3"/>1,774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61" calcext:value-type="float">
            <text:p><text:s text:c="3"/>161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918" calcext:value-type="float">
            <text:p><text:s text:c="3"/>1,918</text:p>
          </table:table-cell>
          <table:table-cell table:style-name="ce98" office:value-type="float" office:value="1719" calcext:value-type="float">
            <text:p><text:s text:c="3"/>1,719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81" calcext:value-type="float">
            <text:p><text:s text:c="3"/>981</text:p>
          </table:table-cell>
          <table:table-cell table:style-name="ce99" office:value-type="float" office:value="933" calcext:value-type="float">
            <text:p><text:s text:c="3"/>93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59" calcext:value-type="float">
            <text:p><text:s text:c="3"/>959</text:p>
          </table:table-cell>
          <table:table-cell table:style-name="ce99" office:value-type="float" office:value="914" calcext:value-type="float">
            <text:p><text:s text:c="3"/>9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01" calcext:value-type="float">
            <text:p><text:s text:c="3"/>1,001</text:p>
          </table:table-cell>
          <table:table-cell table:style-name="ce100" office:value-type="float" office:value="841" calcext:value-type="float">
            <text:p><text:s text:c="3"/>841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959" calcext:value-type="float">
            <text:p><text:s text:c="3"/>959</text:p>
          </table:table-cell>
          <table:table-cell table:style-name="ce100" office:value-type="float" office:value="805" calcext:value-type="float">
            <text:p><text:s text:c="3"/>805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514" calcext:value-type="float">
            <text:p><text:s text:c="3"/>2,514</text:p>
          </table:table-cell>
          <table:table-cell table:style-name="ce98" office:value-type="float" office:value="2312" calcext:value-type="float">
            <text:p><text:s text:c="3"/>2,312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460" calcext:value-type="float">
            <text:p><text:s text:c="3"/>2,460</text:p>
          </table:table-cell>
          <table:table-cell table:style-name="ce98" office:value-type="float" office:value="2263" calcext:value-type="float">
            <text:p><text:s text:c="3"/>2,263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46" calcext:value-type="float">
            <text:p><text:s text:c="3"/>1,246</text:p>
          </table:table-cell>
          <table:table-cell table:style-name="ce99" office:value-type="float" office:value="1178" calcext:value-type="float">
            <text:p><text:s text:c="3"/>1,17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230" calcext:value-type="float">
            <text:p><text:s text:c="3"/>1,230</text:p>
          </table:table-cell>
          <table:table-cell table:style-name="ce99" office:value-type="float" office:value="1164" calcext:value-type="float">
            <text:p><text:s text:c="3"/>1,16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68" calcext:value-type="float">
            <text:p><text:s text:c="3"/>1,268</text:p>
          </table:table-cell>
          <table:table-cell table:style-name="ce100" office:value-type="float" office:value="1134" calcext:value-type="float">
            <text:p><text:s text:c="3"/>1,13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230" calcext:value-type="float">
            <text:p><text:s text:c="3"/>1,230</text:p>
          </table:table-cell>
          <table:table-cell table:style-name="ce100" office:value-type="float" office:value="1099" calcext:value-type="float">
            <text:p><text:s text:c="3"/>1,099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458" calcext:value-type="float">
            <text:p><text:s text:c="3"/>1,458</text:p>
          </table:table-cell>
          <table:table-cell table:style-name="ce98" office:value-type="float" office:value="1347" calcext:value-type="float">
            <text:p><text:s text:c="3"/>1,347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434" calcext:value-type="float">
            <text:p><text:s text:c="3"/>1,434</text:p>
          </table:table-cell>
          <table:table-cell table:style-name="ce98" office:value-type="float" office:value="1326" calcext:value-type="float">
            <text:p><text:s text:c="3"/>1,326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23" calcext:value-type="float">
            <text:p><text:s text:c="3"/>723</text:p>
          </table:table-cell>
          <table:table-cell table:style-name="ce99" office:value-type="float" office:value="692" calcext:value-type="float">
            <text:p><text:s text:c="3"/>69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17" calcext:value-type="float">
            <text:p><text:s text:c="3"/>717</text:p>
          </table:table-cell>
          <table:table-cell table:style-name="ce99" office:value-type="float" office:value="686" calcext:value-type="float">
            <text:p><text:s text:c="3"/>68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number-columns-repeated="2" table:style-name="ce99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35" calcext:value-type="float">
            <text:p><text:s text:c="3"/>735</text:p>
          </table:table-cell>
          <table:table-cell table:style-name="ce100" office:value-type="float" office:value="655" calcext:value-type="float">
            <text:p><text:s text:c="3"/>655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17" calcext:value-type="float">
            <text:p><text:s text:c="3"/>717</text:p>
          </table:table-cell>
          <table:table-cell table:style-name="ce100" office:value-type="float" office:value="640" calcext:value-type="float">
            <text:p><text:s text:c="3"/>640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120" calcext:value-type="float">
            <text:p><text:s text:c="3"/>2,120</text:p>
          </table:table-cell>
          <table:table-cell table:style-name="ce98" office:value-type="float" office:value="1934" calcext:value-type="float">
            <text:p><text:s text:c="3"/>1,934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050" calcext:value-type="float">
            <text:p><text:s text:c="3"/>2,050</text:p>
          </table:table-cell>
          <table:table-cell table:style-name="ce98" office:value-type="float" office:value="1873" calcext:value-type="float">
            <text:p><text:s text:c="3"/>1,873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49" calcext:value-type="float">
            <text:p><text:s text:c="3"/>1,049</text:p>
          </table:table-cell>
          <table:table-cell table:style-name="ce99" office:value-type="float" office:value="999" calcext:value-type="float">
            <text:p><text:s text:c="3"/>99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025" calcext:value-type="float">
            <text:p><text:s text:c="3"/>1,025</text:p>
          </table:table-cell>
          <table:table-cell table:style-name="ce99" office:value-type="float" office:value="977" calcext:value-type="float">
            <text:p><text:s text:c="3"/>97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071" calcext:value-type="float">
            <text:p><text:s text:c="3"/>1,071</text:p>
          </table:table-cell>
          <table:table-cell table:style-name="ce100" office:value-type="float" office:value="935" calcext:value-type="float">
            <text:p><text:s text:c="3"/>935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025" calcext:value-type="float">
            <text:p><text:s text:c="3"/>1,025</text:p>
          </table:table-cell>
          <table:table-cell table:style-name="ce100" office:value-type="float" office:value="896" calcext:value-type="float">
            <text:p><text:s text:c="3"/>896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194" calcext:value-type="float">
            <text:p><text:s text:c="3"/>5,194</text:p>
          </table:table-cell>
          <table:table-cell table:style-name="ce98" office:value-type="float" office:value="4691" calcext:value-type="float">
            <text:p><text:s text:c="3"/>4,691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362" calcext:value-type="float">
            <text:p><text:s text:c="3"/>362</text:p>
          </table:table-cell>
          <table:table-cell table:style-name="ce98" office:value-type="float" office:value="306" calcext:value-type="float">
            <text:p><text:s text:c="3"/>306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088" calcext:value-type="float">
            <text:p><text:s text:c="3"/>5,088</text:p>
          </table:table-cell>
          <table:table-cell table:style-name="ce98" office:value-type="float" office:value="4597" calcext:value-type="float">
            <text:p><text:s text:c="3"/>4,597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350" calcext:value-type="float">
            <text:p><text:s text:c="3"/>350</text:p>
          </table:table-cell>
          <table:table-cell table:style-name="ce98" office:value-type="float" office:value="295" calcext:value-type="float">
            <text:p><text:s text:c="3"/>295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576" calcext:value-type="float">
            <text:p><text:s text:c="3"/>2,576</text:p>
          </table:table-cell>
          <table:table-cell table:style-name="ce99" office:value-type="float" office:value="2459" calcext:value-type="float">
            <text:p><text:s text:c="3"/>2,459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2544" calcext:value-type="float">
            <text:p><text:s text:c="3"/>2,544</text:p>
          </table:table-cell>
          <table:table-cell table:style-name="ce99" office:value-type="float" office:value="2429" calcext:value-type="float">
            <text:p><text:s text:c="3"/>2,429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618" calcext:value-type="float">
            <text:p><text:s text:c="3"/>2,618</text:p>
          </table:table-cell>
          <table:table-cell table:style-name="ce100" office:value-type="float" office:value="2232" calcext:value-type="float">
            <text:p><text:s text:c="3"/>2,232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76" calcext:value-type="float">
            <text:p><text:s text:c="3"/>276</text:p>
          </table:table-cell>
          <table:table-cell table:style-name="ce100" office:value-type="float" office:value="265" calcext:value-type="float">
            <text:p><text:s text:c="3"/>265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544" calcext:value-type="float">
            <text:p><text:s text:c="3"/>2,544</text:p>
          </table:table-cell>
          <table:table-cell table:style-name="ce100" office:value-type="float" office:value="2168" calcext:value-type="float">
            <text:p><text:s text:c="3"/>2,168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66" calcext:value-type="float">
            <text:p><text:s text:c="3"/>266</text:p>
          </table:table-cell>
          <table:table-cell table:style-name="ce100" office:value-type="float" office:value="256" calcext:value-type="float">
            <text:p><text:s text:c="3"/>256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style-name="ce101" office:value-type="float" office:value="301" calcext:value-type="float">
            <text:p><text:s text:c="3"/>30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style-name="ce101" office:value-type="float" office:value="301" calcext:value-type="float">
            <text:p><text:s text:c="3"/>30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42" calcext:value-type="float">
            <text:p><text:s text:c="3"/>14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42" calcext:value-type="float">
            <text:p><text:s text:c="3"/>14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98" calcext:value-type="float">
            <text:p><text:s text:c="3"/>498</text:p>
          </table:table-cell>
          <table:table-cell table:style-name="ce101" office:value-type="float" office:value="449" calcext:value-type="float">
            <text:p><text:s text:c="3"/>44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84" calcext:value-type="float">
            <text:p><text:s text:c="3"/>484</text:p>
          </table:table-cell>
          <table:table-cell table:style-name="ce101" office:value-type="float" office:value="437" calcext:value-type="float">
            <text:p><text:s text:c="3"/>437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style-name="ce102" office:value-type="float" office:value="213" calcext:value-type="float">
            <text:p><text:s text:c="3"/>213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42" calcext:value-type="float">
            <text:p><text:s text:c="3"/>242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28" calcext:value-type="float">
            <text:p><text:s text:c="3"/>428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number-columns-repeated="2" table:style-name="ce101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60" calcext:value-type="float">
            <text:p><text:s text:c="3"/>360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197" calcext:value-type="float">
            <text:p><text:s text:c="3"/>19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46" calcext:value-type="float">
            <text:p><text:s text:c="3"/>846</text:p>
          </table:table-cell>
          <table:table-cell table:style-name="ce101" office:value-type="float" office:value="767" calcext:value-type="float">
            <text:p><text:s text:c="3"/>767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32" calcext:value-type="float">
            <text:p><text:s text:c="3"/>832</text:p>
          </table:table-cell>
          <table:table-cell table:style-name="ce101" office:value-type="float" office:value="757" calcext:value-type="float">
            <text:p><text:s text:c="3"/>757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94" calcext:value-type="float">
            <text:p><text:s text:c="3"/>39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392" calcext:value-type="float">
            <text:p><text:s text:c="3"/>39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28" calcext:value-type="float">
            <text:p><text:s text:c="3"/>428</text:p>
          </table:table-cell>
          <table:table-cell table:style-name="ce102" office:value-type="float" office:value="373" calcext:value-type="float">
            <text:p><text:s text:c="3"/>37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4" calcext:value-type="float">
            <text:p><text:s text:c="3"/>4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16" calcext:value-type="float">
            <text:p><text:s text:c="3"/>416</text:p>
          </table:table-cell>
          <table:table-cell table:style-name="ce102" office:value-type="float" office:value="365" calcext:value-type="float">
            <text:p><text:s text:c="3"/>365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0" calcext:value-type="float">
            <text:p><text:s text:c="3"/>4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289" calcext:value-type="float">
            <text:p><text:s text:c="3"/>28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72" calcext:value-type="float">
            <text:p><text:s text:c="3"/>472</text:p>
          </table:table-cell>
          <table:table-cell table:style-name="ce103" office:value-type="float" office:value="426" calcext:value-type="float">
            <text:p><text:s text:c="3"/>42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468" calcext:value-type="float">
            <text:p><text:s text:c="3"/>468</text:p>
          </table:table-cell>
          <table:table-cell table:style-name="ce101" office:value-type="float" office:value="422" calcext:value-type="float">
            <text:p><text:s text:c="3"/>422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229" calcext:value-type="float">
            <text:p><text:s text:c="3"/>22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6" calcext:value-type="float">
            <text:p><text:s text:c="3"/>236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34" calcext:value-type="float">
            <text:p><text:s text:c="3"/>234</text:p>
          </table:table-cell>
          <table:table-cell table:style-name="ce102" office:value-type="float" office:value="193" calcext:value-type="float">
            <text:p><text:s text:c="3"/>19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00" calcext:value-type="float">
            <text:p><text:s text:c="3"/>300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2" calcext:value-type="float">
            <text:p><text:s text:c="3"/>152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0" calcext:value-type="float">
            <text:p><text:s text:c="3"/>150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04" calcext:value-type="float">
            <text:p><text:s text:c="3"/>604</text:p>
          </table:table-cell>
          <table:table-cell table:style-name="ce101" office:value-type="float" office:value="555" calcext:value-type="float">
            <text:p><text:s text:c="3"/>55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84" calcext:value-type="float">
            <text:p><text:s text:c="3"/>584</text:p>
          </table:table-cell>
          <table:table-cell table:style-name="ce101" office:value-type="float" office:value="536" calcext:value-type="float">
            <text:p><text:s text:c="3"/>53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00" calcext:value-type="float">
            <text:p><text:s text:c="3"/>300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292" calcext:value-type="float">
            <text:p><text:s text:c="3"/>292</text:p>
          </table:table-cell>
          <table:table-cell table:style-name="ce101" office:value-type="float" office:value="285" calcext:value-type="float">
            <text:p><text:s text:c="3"/>28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04" calcext:value-type="float">
            <text:p><text:s text:c="3"/>304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92" calcext:value-type="float">
            <text:p><text:s text:c="3"/>292</text:p>
          </table:table-cell>
          <table:table-cell table:style-name="ce102" office:value-type="float" office:value="251" calcext:value-type="float">
            <text:p><text:s text:c="3"/>25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134" calcext:value-type="float">
            <text:p><text:s text:c="3"/>13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4" calcext:value-type="float">
            <text:p><text:s text:c="3"/>4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2" calcext:value-type="float">
            <text:p><text:s text:c="3"/>4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8" calcext:value-type="float">
            <text:p><text:s text:c="3"/>38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25" calcext:value-type="float">
            <text:p><text:s text:c="3"/>225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103" calcext:value-type="float">
            <text:p><text:s text:c="3"/>10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355" calcext:value-type="float">
            <text:p><text:s text:c="3"/>35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80" calcext:value-type="float">
            <text:p><text:s text:c="3"/>380</text:p>
          </table:table-cell>
          <table:table-cell table:style-name="ce101" office:value-type="float" office:value="348" calcext:value-type="float">
            <text:p><text:s text:c="3"/>348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79" calcext:value-type="float">
            <text:p><text:s text:c="3"/>17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2" calcext:value-type="float">
            <text:p><text:s text:c="3"/>192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794" calcext:value-type="float">
            <text:p><text:s text:c="3"/>18,794</text:p>
          </table:table-cell>
          <table:table-cell table:style-name="ce37" office:value-type="float" office:value="16833" calcext:value-type="float">
            <text:p><text:s text:c="3"/>16,833</text:p>
          </table:table-cell>
          <table:table-cell table:style-name="ce37" office:value-type="float" office:value="16825" calcext:value-type="float">
            <text:p><text:s text:c="3"/>16,8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18262" calcext:value-type="float">
            <text:p><text:s text:c="3"/>18,262</text:p>
          </table:table-cell>
          <table:table-cell table:style-name="ce37" office:value-type="float" office:value="16350" calcext:value-type="float">
            <text:p><text:s text:c="3"/>16,350</text:p>
          </table:table-cell>
          <table:table-cell table:style-name="ce37" office:value-type="float" office:value="16342" calcext:value-type="float">
            <text:p><text:s text:c="3"/>16,34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70" calcext:value-type="float">
            <text:p><text:s text:c="3"/>770</text:p>
          </table:table-cell>
          <table:table-cell table:style-name="ce37" office:value-type="float" office:value="71" calcext:value-type="float">
            <text:p><text:s text:c="3"/>71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023" calcext:value-type="float">
            <text:p><text:s text:c="3"/>1,023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87" calcext:value-type="float">
            <text:p><text:s text:c="3"/>58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532" calcext:value-type="float">
            <text:p><text:s text:c="3"/>532</text:p>
          </table:table-cell>
          <table:table-cell table:number-columns-repeated="2" table:style-name="ce37" office:value-type="float" office:value="483" calcext:value-type="float">
            <text:p><text:s text:c="3"/>48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315" calcext:value-type="float">
            <text:p><text:s text:c="3"/>9,315</text:p>
          </table:table-cell>
          <table:table-cell table:style-name="ce38" office:value-type="float" office:value="8707" calcext:value-type="float">
            <text:p><text:s text:c="3"/>8,707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65" calcext:value-type="float">
            <text:p><text:s text:c="3"/>2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8550" calcext:value-type="float">
            <text:p><text:s text:c="3"/>8,550</text:p>
          </table:table-cell>
          <table:table-cell table:style-name="ce38" office:value-type="float" office:value="8545" calcext:value-type="float">
            <text:p><text:s text:c="3"/>8,5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57" calcext:value-type="float">
            <text:p><text:s text:c="3"/>15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79" calcext:value-type="float">
            <text:p><text:s text:c="3"/>9,479</text:p>
          </table:table-cell>
          <table:table-cell table:style-name="ce38" office:value-type="float" office:value="8126" calcext:value-type="float">
            <text:p><text:s text:c="3"/>8,126</text:p>
          </table:table-cell>
          <table:table-cell table:style-name="ce38" office:value-type="float" office:value="8123" calcext:value-type="float">
            <text:p><text:s text:c="3"/>8,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131" calcext:value-type="float">
            <text:p><text:s text:c="3"/>9,131</text:p>
          </table:table-cell>
          <table:table-cell table:style-name="ce38" office:value-type="float" office:value="7800" calcext:value-type="float">
            <text:p><text:s text:c="3"/>7,800</text:p>
          </table:table-cell>
          <table:table-cell table:style-name="ce38" office:value-type="float" office:value="7797" calcext:value-type="float">
            <text:p><text:s text:c="3"/>7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51" calcext:value-type="float">
            <text:p><text:s text:c="3"/>55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6" calcext:value-type="float">
            <text:p><text:s text:c="3"/>32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608" calcext:value-type="float">
            <text:p><text:s text:c="3"/>22,608</text:p>
          </table:table-cell>
          <table:table-cell table:style-name="ce37" office:value-type="float" office:value="20624" calcext:value-type="float">
            <text:p><text:s text:c="3"/>20,624</text:p>
          </table:table-cell>
          <table:table-cell table:style-name="ce37" office:value-type="float" office:value="20622" calcext:value-type="float">
            <text:p><text:s text:c="3"/>20,6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1111" calcext:value-type="float">
            <text:p><text:s text:c="3"/>1,111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96" calcext:value-type="float">
            <text:p><text:s text:c="3"/>996</text:p>
          </table:table-cell>
          <table:table-cell table:style-name="ce37" office:value-type="float" office:value="762" calcext:value-type="float">
            <text:p><text:s text:c="3"/>762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2100" calcext:value-type="float">
            <text:p><text:s text:c="3"/>22,100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6" calcext:value-type="float">
            <text:p><text:s text:c="3"/>20,1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077" calcext:value-type="float">
            <text:p><text:s text:c="3"/>1,077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08" calcext:value-type="float">
            <text:p><text:s text:c="3"/>508</text:p>
          </table:table-cell>
          <table:table-cell table:number-columns-repeated="2" table:style-name="ce37" office:value-type="float" office:value="466" calcext:value-type="float">
            <text:p><text:s text:c="3"/>46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210" calcext:value-type="float">
            <text:p><text:s text:c="3"/>11,210</text:p>
          </table:table-cell>
          <table:table-cell table:style-name="ce38" office:value-type="float" office:value="10598" calcext:value-type="float">
            <text:p><text:s text:c="3"/>10,598</text:p>
          </table:table-cell>
          <table:table-cell table:style-name="ce38" office:value-type="float" office:value="10596" calcext:value-type="float">
            <text:p><text:s text:c="3"/>10,5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10454" calcext:value-type="float">
            <text:p><text:s text:c="3"/>10,4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2" calcext:value-type="float">
            <text:p><text:s text:c="3"/>14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398" calcext:value-type="float">
            <text:p><text:s text:c="3"/>11,398</text:p>
          </table:table-cell>
          <table:table-cell table:number-columns-repeated="2" table:style-name="ce38" office:value-type="float" office:value="10026" calcext:value-type="float">
            <text:p><text:s text:c="3"/>10,0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35" calcext:value-type="float">
            <text:p><text:s text:c="3"/>73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649" calcext:value-type="float">
            <text:p><text:s text:c="3"/>64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1050" calcext:value-type="float">
            <text:p><text:s text:c="3"/>11,050</text:p>
          </table:table-cell>
          <table:table-cell table:number-columns-repeated="2" table:style-name="ce38" office:value-type="float" office:value="9702" calcext:value-type="float">
            <text:p><text:s text:c="3"/>9,7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15" calcext:value-type="float">
            <text:p><text:s text:c="3"/>71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01" calcext:value-type="float">
            <text:p><text:s text:c="3"/>601</text:p>
          </table:table-cell>
          <table:table-cell table:style-name="ce38" office:value-type="float" office:value="636" calcext:value-type="float">
            <text:p><text:s text:c="3"/>636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348" calcext:value-type="float">
            <text:p><text:s text:c="3"/>348</text:p>
          </table:table-cell>
          <table:table-cell table:number-columns-repeated="2" table:style-name="ce38" office:value-type="float" office:value="324" calcext:value-type="float">
            <text:p><text:s text:c="3"/>3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534" calcext:value-type="float">
            <text:p><text:s text:c="3"/>20,534</text:p>
          </table:table-cell>
          <table:table-cell table:style-name="ce37" office:value-type="float" office:value="18799" calcext:value-type="float">
            <text:p><text:s text:c="3"/>18,799</text:p>
          </table:table-cell>
          <table:table-cell table:style-name="ce37" office:value-type="float" office:value="18791" calcext:value-type="float">
            <text:p><text:s text:c="3"/>18,79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98" calcext:value-type="float">
            <text:p><text:s text:c="3"/>1,098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11" calcext:value-type="float">
            <text:p><text:s text:c="3"/>611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19992" calcext:value-type="float">
            <text:p><text:s text:c="3"/>19,992</text:p>
          </table:table-cell>
          <table:table-cell table:style-name="ce37" office:value-type="float" office:value="18291" calcext:value-type="float">
            <text:p><text:s text:c="3"/>18,291</text:p>
          </table:table-cell>
          <table:table-cell table:style-name="ce37" office:value-type="float" office:value="18283" calcext:value-type="float">
            <text:p><text:s text:c="3"/>18,28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71" calcext:value-type="float">
            <text:p><text:s text:c="3"/>1,07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19" calcext:value-type="float">
            <text:p><text:s text:c="3"/>919</text:p>
          </table:table-cell>
          <table:table-cell table:style-name="ce37" office:value-type="float" office:value="748" calcext:value-type="float">
            <text:p><text:s text:c="3"/>748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23" calcext:value-type="float">
            <text:p><text:s text:c="3"/>3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542" calcext:value-type="float">
            <text:p><text:s text:c="3"/>542</text:p>
          </table:table-cell>
          <table:table-cell table:number-columns-repeated="2" table:style-name="ce37" office:value-type="float" office:value="508" calcext:value-type="float">
            <text:p><text:s text:c="3"/>508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192" calcext:value-type="float">
            <text:p><text:s text:c="3"/>10,192</text:p>
          </table:table-cell>
          <table:table-cell table:style-name="ce38" office:value-type="float" office:value="9661" calcext:value-type="float">
            <text:p><text:s text:c="3"/>9,661</text:p>
          </table:table-cell>
          <table:table-cell table:style-name="ce38" office:value-type="float" office:value="9657" calcext:value-type="float">
            <text:p><text:s text:c="3"/>9,6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9482" calcext:value-type="float">
            <text:p><text:s text:c="3"/>9,482</text:p>
          </table:table-cell>
          <table:table-cell table:style-name="ce38" office:value-type="float" office:value="9478" calcext:value-type="float">
            <text:p><text:s text:c="3"/>9,4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number-columns-repeated="2" table:style-name="ce38" office:value-type="float" office:value="179" calcext:value-type="float">
            <text:p><text:s text:c="3"/>17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342" calcext:value-type="float">
            <text:p><text:s text:c="3"/>10,342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20" calcext:value-type="float">
            <text:p><text:s text:c="3"/>72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5" calcext:value-type="float">
            <text:p><text:s text:c="3"/>57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996" calcext:value-type="float">
            <text:p><text:s text:c="3"/>9,996</text:p>
          </table:table-cell>
          <table:table-cell table:style-name="ce38" office:value-type="float" office:value="8809" calcext:value-type="float">
            <text:p><text:s text:c="3"/>8,809</text:p>
          </table:table-cell>
          <table:table-cell table:style-name="ce38" office:value-type="float" office:value="8805" calcext:value-type="float">
            <text:p><text:s text:c="3"/>8,80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96" calcext:value-type="float">
            <text:p><text:s text:c="3"/>49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9" calcext:value-type="float">
            <text:p><text:s text:c="3"/>32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6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656" calcext:value-type="float">
            <text:p><text:s text:c="3"/>130,656</text:p>
          </table:table-cell>
          <table:table-cell table:style-name="ce35" office:value-type="float" office:value="119617" calcext:value-type="float">
            <text:p><text:s text:c="3"/>119,617</text:p>
          </table:table-cell>
          <table:table-cell table:style-name="ce35" office:value-type="float" office:value="119581" calcext:value-type="float">
            <text:p><text:s text:c="3"/>119,581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3536" calcext:value-type="float">
            <text:p><text:s text:c="3"/>3,536</text:p>
          </table:table-cell>
          <table:table-cell table:style-name="ce35" office:value-type="float" office:value="564" calcext:value-type="float">
            <text:p><text:s text:c="3"/>564</text:p>
          </table:table-cell>
          <table:table-cell table:style-name="ce35" office:value-type="float" office:value="2972" calcext:value-type="float">
            <text:p><text:s text:c="3"/>2,972</text:p>
          </table:table-cell>
          <table:table-cell table:style-name="ce35" office:value-type="float" office:value="684" calcext:value-type="float">
            <text:p><text:s text:c="3"/>684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629" calcext:value-type="float">
            <text:p><text:s text:c="3"/>629</text:p>
          </table:table-cell>
          <table:table-cell table:style-name="ce35" office:value-type="float" office:value="6819" calcext:value-type="float">
            <text:p><text:s text:c="3"/>6,819</text:p>
          </table:table-cell>
          <table:table-cell table:style-name="ce35" office:value-type="float" office:value="926" calcext:value-type="float">
            <text:p><text:s text:c="3"/>926</text:p>
          </table:table-cell>
          <table:table-cell table:style-name="ce35" office:value-type="float" office:value="5893" calcext:value-type="float">
            <text:p><text:s text:c="3"/>5,893</text:p>
          </table:table-cell>
          <table:table-cell table:style-name="ce35" office:value-type="float" office:value="4859" calcext:value-type="float">
            <text:p><text:s text:c="3"/>4,859</text:p>
          </table:table-cell>
          <table:table-cell table:style-name="ce35" office:value-type="float" office:value="911" calcext:value-type="float">
            <text:p><text:s text:c="3"/>911</text:p>
          </table:table-cell>
          <table:table-cell table:style-name="ce35" office:value-type="float" office:value="3948" calcext:value-type="float">
            <text:p><text:s text:c="3"/>3,948</text:p>
          </table:table-cell>
          <table:table-cell table:style-name="ce35" office:value-type="float" office:value="1960" calcext:value-type="float">
            <text:p><text:s text:c="3"/>1,960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945" calcext:value-type="float">
            <text:p><text:s text:c="3"/>1,945</text:p>
          </table:table-cell>
          <table:table-cell table:style-name="ce35" office:value-type="float" office:value="127442" calcext:value-type="float">
            <text:p><text:s text:c="3"/>127,442</text:p>
          </table:table-cell>
          <table:table-cell table:style-name="ce35" office:value-type="float" office:value="116657" calcext:value-type="float">
            <text:p><text:s text:c="3"/>116,657</text:p>
          </table:table-cell>
          <table:table-cell table:style-name="ce35" office:value-type="float" office:value="116621" calcext:value-type="float">
            <text:p><text:s text:c="3"/>116,621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3531" calcext:value-type="float">
            <text:p><text:s text:c="3"/>3,531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2972" calcext:value-type="float">
            <text:p><text:s text:c="3"/>2,972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577" calcext:value-type="float">
            <text:p><text:s text:c="3"/>577</text:p>
          </table:table-cell>
          <table:table-cell table:style-name="ce35" office:value-type="float" office:value="6629" calcext:value-type="float">
            <text:p><text:s text:c="3"/>6,629</text:p>
          </table:table-cell>
          <table:table-cell table:style-name="ce35" office:value-type="float" office:value="916" calcext:value-type="float">
            <text:p><text:s text:c="3"/>916</text:p>
          </table:table-cell>
          <table:table-cell table:style-name="ce35" office:value-type="float" office:value="5713" calcext:value-type="float">
            <text:p><text:s text:c="3"/>5,713</text:p>
          </table:table-cell>
          <table:table-cell table:style-name="ce35" office:value-type="float" office:value="4731" calcext:value-type="float">
            <text:p><text:s text:c="3"/>4,731</text:p>
          </table:table-cell>
          <table:table-cell table:style-name="ce35" office:value-type="float" office:value="901" calcext:value-type="float">
            <text:p><text:s text:c="3"/>901</text:p>
          </table:table-cell>
          <table:table-cell table:style-name="ce35" office:value-type="float" office:value="3830" calcext:value-type="float">
            <text:p><text:s text:c="3"/>3,830</text:p>
          </table:table-cell>
          <table:table-cell table:style-name="ce35" office:value-type="float" office:value="1898" calcext:value-type="float">
            <text:p><text:s text:c="3"/>1,8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883" calcext:value-type="float">
            <text:p><text:s text:c="3"/>1,883</text:p>
          </table:table-cell>
          <table:table-cell table:style-name="ce35" office:value-type="float" office:value="3214" calcext:value-type="float">
            <text:p><text:s text:c="3"/>3,214</text:p>
          </table:table-cell>
          <table:table-cell table:number-columns-repeated="2" table:style-name="ce35" office:value-type="float" office:value="2960" calcext:value-type="float">
            <text:p><text:s text:c="3"/>2,96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128" calcext:value-type="float">
            <text:p><text:s text:c="3"/>128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725" calcext:value-type="float">
            <text:p><text:s text:c="3"/>64,725</text:p>
          </table:table-cell>
          <table:table-cell table:style-name="ce36" office:value-type="float" office:value="61367" calcext:value-type="float">
            <text:p><text:s text:c="3"/>61,367</text:p>
          </table:table-cell>
          <table:table-cell table:style-name="ce36" office:value-type="float" office:value="61340" calcext:value-type="float">
            <text:p><text:s text:c="3"/>61,340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765" calcext:value-type="float">
            <text:p><text:s text:c="3"/>765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711" calcext:value-type="float">
            <text:p><text:s text:c="3"/>711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58" calcext:value-type="float">
            <text:p><text:s text:c="3"/>258</text:p>
          </table:table-cell>
          <table:table-cell table:style-name="ce36" office:value-type="float" office:value="2313" calcext:value-type="float">
            <text:p><text:s text:c="3"/>2,313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266" calcext:value-type="float">
            <text:p><text:s text:c="3"/>2,266</text:p>
          </table:table-cell>
          <table:table-cell table:style-name="ce36" office:value-type="float" office:value="815" calcext:value-type="float">
            <text:p><text:s text:c="3"/>815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1498" calcext:value-type="float">
            <text:p><text:s text:c="3"/>1,498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485" calcext:value-type="float">
            <text:p><text:s text:c="3"/>1,485</text:p>
          </table:table-cell>
          <table:table-cell table:style-name="ce36" office:value-type="float" office:value="63721" calcext:value-type="float">
            <text:p><text:s text:c="3"/>63,721</text:p>
          </table:table-cell>
          <table:table-cell table:style-name="ce36" office:value-type="float" office:value="60462" calcext:value-type="float">
            <text:p><text:s text:c="3"/>60,462</text:p>
          </table:table-cell>
          <table:table-cell table:style-name="ce36" office:value-type="float" office:value="60435" calcext:value-type="float">
            <text:p><text:s text:c="3"/>60,43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765" calcext:value-type="float">
            <text:p><text:s text:c="3"/>765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711" calcext:value-type="float">
            <text:p><text:s text:c="3"/>711</text:p>
          </table:table-cell>
          <table:table-cell table:style-name="ce36" office:value-type="float" office:value="255" calcext:value-type="float">
            <text:p><text:s text:c="3"/>255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2239" calcext:value-type="float">
            <text:p><text:s text:c="3"/>2,23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2192" calcext:value-type="float">
            <text:p><text:s text:c="3"/>2,192</text:p>
          </table:table-cell>
          <table:table-cell table:style-name="ce36" office:value-type="float" office:value="777" calcext:value-type="float">
            <text:p><text:s text:c="3"/>777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743" calcext:value-type="float">
            <text:p><text:s text:c="3"/>743</text:p>
          </table:table-cell>
          <table:table-cell table:style-name="ce36" office:value-type="float" office:value="1462" calcext:value-type="float">
            <text:p><text:s text:c="3"/>1,462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449" calcext:value-type="float">
            <text:p><text:s text:c="3"/>1,449</text:p>
          </table:table-cell>
          <table:table-cell table:style-name="ce36" office:value-type="float" office:value="1004" calcext:value-type="float">
            <text:p><text:s text:c="3"/>1,004</text:p>
          </table:table-cell>
          <table:table-cell table:number-columns-repeated="2" table:style-name="ce36" office:value-type="float" office:value="905" calcext:value-type="float">
            <text:p><text:s text:c="3"/>905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931" calcext:value-type="float">
            <text:p><text:s text:c="3"/>65,931</text:p>
          </table:table-cell>
          <table:table-cell table:style-name="ce36" office:value-type="float" office:value="58250" calcext:value-type="float">
            <text:p><text:s text:c="3"/>58,250</text:p>
          </table:table-cell>
          <table:table-cell table:style-name="ce36" office:value-type="float" office:value="58241" calcext:value-type="float">
            <text:p><text:s text:c="3"/>58,24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771" calcext:value-type="float">
            <text:p><text:s text:c="3"/>2,771</text:p>
          </table:table-cell>
          <table:table-cell table:style-name="ce36" office:value-type="float" office:value="510" calcext:value-type="float">
            <text:p><text:s text:c="3"/>510</text:p>
          </table:table-cell>
          <table:table-cell table:style-name="ce36" office:value-type="float" office:value="2261" calcext:value-type="float">
            <text:p><text:s text:c="3"/>2,261</text:p>
          </table:table-cell>
          <table:table-cell table:style-name="ce36" office:value-type="float" office:value="404" calcext:value-type="float">
            <text:p><text:s text:c="3"/>40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36" office:value-type="float" office:value="879" calcext:value-type="float">
            <text:p><text:s text:c="3"/>879</text:p>
          </table:table-cell>
          <table:table-cell table:style-name="ce36" office:value-type="float" office:value="3627" calcext:value-type="float">
            <text:p><text:s text:c="3"/>3,627</text:p>
          </table:table-cell>
          <table:table-cell table:style-name="ce36" office:value-type="float" office:value="4044" calcext:value-type="float">
            <text:p><text:s text:c="3"/>4,044</text:p>
          </table:table-cell>
          <table:table-cell table:style-name="ce36" office:value-type="float" office:value="877" calcext:value-type="float">
            <text:p><text:s text:c="3"/>877</text:p>
          </table:table-cell>
          <table:table-cell table:style-name="ce36" office:value-type="float" office:value="3167" calcext:value-type="float">
            <text:p><text:s text:c="3"/>3,167</text:p>
          </table:table-cell>
          <table:table-cell table:style-name="ce36" office:value-type="float" office:value="462" calcext:value-type="float">
            <text:p><text:s text:c="3"/>46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63721" calcext:value-type="float">
            <text:p><text:s text:c="3"/>63,721</text:p>
          </table:table-cell>
          <table:table-cell table:style-name="ce36" office:value-type="float" office:value="56195" calcext:value-type="float">
            <text:p><text:s text:c="3"/>56,195</text:p>
          </table:table-cell>
          <table:table-cell table:style-name="ce36" office:value-type="float" office:value="56186" calcext:value-type="float">
            <text:p><text:s text:c="3"/>56,186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766" calcext:value-type="float">
            <text:p><text:s text:c="3"/>2,766</text:p>
          </table:table-cell>
          <table:table-cell table:style-name="ce36" office:value-type="float" office:value="505" calcext:value-type="float">
            <text:p><text:s text:c="3"/>505</text:p>
          </table:table-cell>
          <table:table-cell table:style-name="ce36" office:value-type="float" office:value="2261" calcext:value-type="float">
            <text:p><text:s text:c="3"/>2,261</text:p>
          </table:table-cell>
          <table:table-cell table:style-name="ce36" office:value-type="float" office:value="370" calcext:value-type="float">
            <text:p><text:s text:c="3"/>37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340" calcext:value-type="float">
            <text:p><text:s text:c="3"/>340</text:p>
          </table:table-cell>
          <table:table-cell table:style-name="ce36" office:value-type="float" office:value="4390" calcext:value-type="float">
            <text:p><text:s text:c="3"/>4,390</text:p>
          </table:table-cell>
          <table:table-cell table:style-name="ce36" office:value-type="float" office:value="869" calcext:value-type="float">
            <text:p><text:s text:c="3"/>869</text:p>
          </table:table-cell>
          <table:table-cell table:style-name="ce36" office:value-type="float" office:value="3521" calcext:value-type="float">
            <text:p><text:s text:c="3"/>3,521</text:p>
          </table:table-cell>
          <table:table-cell table:style-name="ce36" office:value-type="float" office:value="3954" calcext:value-type="float">
            <text:p><text:s text:c="3"/>3,954</text:p>
          </table:table-cell>
          <table:table-cell table:style-name="ce36" office:value-type="float" office:value="867" calcext:value-type="float">
            <text:p><text:s text:c="3"/>867</text:p>
          </table:table-cell>
          <table:table-cell table:style-name="ce36" office:value-type="float" office:value="3087" calcext:value-type="float">
            <text:p><text:s text:c="3"/>3,087</text:p>
          </table:table-cell>
          <table:table-cell table:style-name="ce36" office:value-type="float" office:value="436" calcext:value-type="float">
            <text:p><text:s text:c="3"/>4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2210" calcext:value-type="float">
            <text:p><text:s text:c="3"/>2,210</text:p>
          </table:table-cell>
          <table:table-cell table:number-columns-repeated="2" table:style-name="ce36" office:value-type="float" office:value="2055" calcext:value-type="float">
            <text:p><text:s text:c="3"/>2,05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